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671cm" table:align="left"/>
    </style:style>
    <style:style style:name="Table1.A" style:family="table-column">
      <style:table-column-properties style:column-width="1.903cm"/>
    </style:style>
    <style:style style:name="Table1.B" style:family="table-column">
      <style:table-column-properties style:column-width="1.782cm"/>
    </style:style>
    <style:style style:name="Table1.C" style:family="table-column">
      <style:table-column-properties style:column-width="1.986cm"/>
    </style:style>
    <style:style style:name="Table1.A1"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fo:font-size="24pt" officeooo:rsid="001b7e23" officeooo:paragraph-rsid="001b7e23" style:font-size-asian="24pt" style:font-size-complex="24pt"/>
    </style:style>
    <style:style style:name="P4" style:family="paragraph" style:parent-style-name="Heading_20_3">
      <style:text-properties style:text-underline-style="solid" style:text-underline-width="auto" style:text-underline-color="font-color"/>
    </style:style>
    <style:style style:name="P5" style:family="paragraph" style:parent-style-name="Heading_20_3">
      <style:paragraph-properties fo:margin-top="0cm" fo:margin-bottom="0.499cm" loext:contextual-spacing="false"/>
      <style:text-properties style:text-underline-style="solid" style:text-underline-width="auto" style:text-underline-color="font-color" officeooo:rsid="001b7e23" officeooo:paragraph-rsid="001b7e23"/>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dc70b" style:font-weight-asian="bold" style:font-weight-complex="bold"/>
    </style:style>
    <style:style style:name="T5" style:family="text">
      <style:text-properties style:text-underline-style="solid" style:text-underline-width="auto" style:text-underline-color="font-color" officeooo:rsid="001c524c"/>
    </style:style>
    <style:style style:name="T6" style:family="text">
      <style:text-properties officeooo:rsid="001c52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fference between let var and const</text:p>
      <text:p text:style-name="P2"><text:bookmark text:name="49f1"/>Let and const have a block scope but var has function scope.</text:p>
      <text:h text:style-name="P5" text:outline-level="3">Global Scope </text:h>
      <text:p text:style-name="Text_20_body">There's only one Global scope in the JavaScript document. The area <text:span text:style-name="T1">outside </text:span>all the functions is consider the global scope and the variables defined inside the global scope can be accessed and altered in any other scopes.</text:p>
      <text:h text:style-name="P4" text:outline-level="3">Local Scope </text:h>
      <text:p text:style-name="Text_20_body">Variables declared inside the functions become <text:span text:style-name="Strong_20_Emphasis">Local</text:span> to the function and are considered in the corresponding local scope. Every Functions has its own scope. Same variable can be used in different functions because they are bound to the respective functions and are not mutual visible.</text:p>
      <text:p text:style-name="Text_20_body"><text:tab/>Local scope can be divided into <text:span text:style-name="Strong_20_Emphasis">function scope</text:span> and <text:span text:style-name="Strong_20_Emphasis">block scope</text:span>. The concept of block s<text:tab/>cope is introduced in ECMA script 6 (ES6) together with the new ways to declare variables <text:tab/>-- <text:span text:style-name="Strong_20_Emphasis">const</text:span> and <text:span text:style-name="Strong_20_Emphasis">let</text:span>. </text:p>
      <text:p text:style-name="Text_20_body"><text:tab/><text:span text:style-name="T3">Function Scope</text:span> <text:span text:style-name="T2">→</text:span><text:span text:style-name="T5"> var</text:span></text:p>
      <text:p text:style-name="Text_20_body"><text:tab/>Whenever you declare a variable in a function, the variable is visible only within the <text:tab/>function. You can't access it outside the function. <text:span text:style-name="Strong_20_Emphasis">var</text:span> is the keyword to define variable for a <text:tab/>function-scope accessibility.</text:p>
      <text:p text:style-name="Text_20_body"><text:tab/><text:span text:style-name="T3">Block Scope →</text:span><text:span text:style-name="T4"> var and const</text:span></text:p>
      <text:p text:style-name="Text_20_body"><text:tab/>A block scope is the area within <text:span text:style-name="Strong_20_Emphasis">if</text:span>, <text:span text:style-name="Strong_20_Emphasis">switch</text:span> conditions or <text:span text:style-name="Strong_20_Emphasis">for</text:span> and <text:span text:style-name="Strong_20_Emphasis">while</text:span> loops. Generally <text:tab/>speaking, whenever you see <text:span text:style-name="Strong_20_Emphasis">{curly brackets}</text:span>, it is a block. In ES6, <text:span text:style-name="Strong_20_Emphasis">const</text:span> and <text:span text:style-name="Strong_20_Emphasis">let</text:span> keywords <text:tab/>allow developers to declare variables in the block scope, which means those variables exist <text:tab/>only within the corresponding block.</text:p>
      <text:p text:style-name="Text_20_body"><text:tab/><text:span text:style-name="T3">Lexical Scope</text:span> </text:p>
      <text:p text:style-name="Text_20_body"><text:tab/>Another point to mention is the lexical scope. Lexical scope means the children scope have <text:tab/>the access to the variables defined in the parent scope. The children functions are lexically <text:tab/>bound to the execution context of their parents.</text:p>
      <text:p text:style-name="Text_20_body"/>
      <text:h text:style-name="Heading_20_2" text:outline-level="2"/>
      <text:h text:style-name="P1" text:outline-level="2">JavaScript Assignment Operators</text:h>
      <text:p text:style-name="Text_20_body">Assignment operators assign values to JavaScript variable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Operator</text:p>
          </table:table-cell>
          <table:table-cell table:style-name="Table1.A1" office:value-type="string">
            <text:p text:style-name="Table_20_Heading">Example</text:p>
          </table:table-cell>
          <table:table-cell table:style-name="Table1.A1" office:value-type="string">
            <text:p text:style-name="Table_20_Heading">Same As</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1:19:09.504804602</meta:creation-date>
    <dc:date>2019-10-14T15:47:48.434226450</dc:date>
    <meta:editing-duration>PT3H58M17S</meta:editing-duration>
    <meta:editing-cycles>2</meta:editing-cycles>
    <meta:generator>LibreOffice/6.0.7.3$Linux_X86_64 LibreOffice_project/00m0$Build-3</meta:generator>
    <meta:document-statistic meta:table-count="1" meta:image-count="0" meta:object-count="0" meta:page-count="2" meta:paragraph-count="39" meta:word-count="350" meta:character-count="1877" meta:non-whitespace-character-count="1547"/>
  </office:meta>
</office:document-meta>
</file>